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400000258474DD1A90AE20F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861cm" svg:y="0.707cm" svg:width="20.611cm" svg:height="13.739cm" draw:z-index="0"><draw:image xlink:href="Pictures/100002010000038400000258474DD1A90AE20F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0T12:39:05.522899534</meta:creation-date>
    <dc:date>2024-03-20T12:45:26.564242293</dc:date>
    <meta:editing-duration>PT6M2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